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instrukce" style:family="text">
      <style:text-properties style:use-window-font-color="true"/>
    </style:style>
    <style:style style:name="P19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0" style:parent-style-name="instrukce" style:family="text">
      <style:text-properties style:use-window-font-color="true"/>
    </style:style>
    <style:style style:name="T21" style:parent-style-name="instrukce" style:family="text">
      <style:text-properties style:use-window-font-color="true"/>
    </style:style>
    <style:style style:name="P22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3" style:parent-style-name="instrukce" style:family="text">
      <style:text-properties style:use-window-font-color="true"/>
    </style:style>
    <style:style style:name="P24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5" style:parent-style-name="instrukce" style:family="text">
      <style:text-properties style:use-window-font-color="true"/>
    </style:style>
    <style:style style:name="P26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7" style:parent-style-name="instrukce" style:family="text">
      <style:text-properties style:use-window-font-color="true"/>
    </style:style>
    <style:style style:name="T28" style:parent-style-name="instrukce" style:family="text">
      <style:text-properties style:use-window-font-color="true"/>
    </style:style>
    <style:style style:name="T29" style:parent-style-name="instrukce" style:family="text">
      <style:text-properties style:use-window-font-color="true"/>
    </style:style>
    <style:style style:name="T30" style:parent-style-name="instrukce" style:family="text">
      <style:text-properties style:use-window-font-color="true"/>
    </style:style>
    <style:style style:name="T31" style:parent-style-name="instrukce" style:family="text">
      <style:text-properties style:use-window-font-color="true"/>
    </style:style>
    <style:style style:name="T32" style:parent-style-name="instrukce" style:family="text">
      <style:text-properties style:use-window-font-color="true"/>
    </style:style>
    <style:style style:name="T33" style:parent-style-name="instrukce" style:family="text">
      <style:text-properties style:use-window-font-color="true"/>
    </style:style>
    <style:style style:name="T34" style:parent-style-name="instrukce" style:family="text">
      <style:text-properties style:use-window-font-color="true"/>
    </style:style>
    <style:style style:name="T35" style:parent-style-name="instrukce" style:family="text">
      <style:text-properties style:use-window-font-color="true"/>
    </style:style>
    <style:style style:name="P36" style:parent-style-name="Základnítext" style:family="paragraph">
      <style:paragraph-properties fo:text-align="start"/>
    </style:style>
    <style:style style:name="T37" style:parent-style-name="instrukce" style:family="text">
      <style:text-properties style:use-window-font-color="true"/>
    </style:style>
    <style:style style:name="P38" style:parent-style-name="Základnítext" style:family="paragraph">
      <style:paragraph-properties fo:text-align="start"/>
    </style:style>
    <style:style style:name="T39" style:parent-style-name="instrukce" style:family="text">
      <style:text-properties style:use-window-font-color="true"/>
    </style:style>
    <style:style style:name="P40" style:parent-style-name="Základnítext" style:family="paragraph">
      <style:paragraph-properties fo:text-align="start"/>
    </style:style>
    <style:style style:name="T41" style:parent-style-name="instrukce" style:family="text">
      <style:text-properties style:use-window-font-color="true"/>
    </style:style>
    <style:style style:name="P42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14/2025</text:p>
            <text:p text:style-name="Normální">KVOP-12830/2025</text:p>
            <text:p text:style-name="Normální">24. 03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á paní</text:p>
            <text:p text:style-name="Normální">A. K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 vyřízení žádosti o informace</text:h>
      <text:h text:style-name="Nadpis1" text:outline-level="1">podle zákona č.<text:s/>106/1999 Sb., o svobodném přístupu k informacím</text:h>
      <text:p text:style-name="Základnítext">Vážená paní K.,</text:p>
      <text:p text:style-name="Základnítext">dne<text:s/><text:span text:style-name="T18">19. 3. 2025</text:span><text:s/>obdržela Kancelář veřejného ochránce práv Vaši žádost o informace. Žádáte o odpovědi na následující otázky.</text:p>
      <text:list text:style-name="LFO3_1" text:continue-numbering="true">
        <text:list-item>
          <text:p text:style-name="P19"><text:span text:style-name="T20">Které zprávy o šetření a závěrečná stanoviska jsou publikovány v dat</text:span><text:span text:style-name="T21">abázi ESO (v databázi je uvedeno, že tam jsou zařazeny pouze vybrané zprávy a stanoviska)?</text:span></text:p>
        </text:list-item>
        <text:list-item>
          <text:p text:style-name="P22"><text:span text:style-name="T23">Kolik těchto zpráv není publikováno a jakých agend se nejvíce týkají?</text:span></text:p>
        </text:list-item>
        <text:list-item>
          <text:p text:style-name="P24"><text:span text:style-name="T25">Na základě jakých kritérií jsou zprávy o šetření a závěrečná stanoviska zveřejňovány?</text:span></text:p>
        </text:list-item>
        <text:list-item>
          <text:p text:style-name="P26"><text:span text:style-name="T27">Jaké jsou</text:span><text:span text:style-name="T28"><text:s/>důvody, pro které nejsou některé zprávy a stanoviska veřejného ochránce práv v databázi ESO zveřejněny?</text:span></text:p>
        </text:list-item>
      </text:list>
      <text:p text:style-name="Základnítext"><text:span text:style-name="Silné">Dáváme Vám tyto informace</text:span>:</text:p>
      <text:h text:style-name="Nadpis2" text:outline-level="2">K bodům č. 1 a č. 3</text:h>
      <text:p text:style-name="Základnítext"><text:span text:style-name="T29">V databázi ESO dostupné veřejnosti zveřejňujeme ty zprávy a stanoviska, které jsou právně nebo skutkově<text:s/></text:span><text:span text:style-name="T30">zajímavé. Skutečně jde o výběr. Není to ale kritérium, které by bylo stanovené pevně. Například může jít být případ, se kterým jsme se setkali poprvé. O společensky významnou kauzu. Reakci na novou právní úpravu. Nebo přicházíme s neotřelým právním výklade</text:span><text:span text:style-name="T31">m k nějakému problému.</text:span></text:p>
      <text:h text:style-name="Nadpis2" text:outline-level="2">K bodu č. 2</text:h>
      <text:p text:style-name="Základnítext"><text:span text:style-name="T32">V databázi ESO dostupné veřejnosti je k dnešnímu dni zveřejněno 3 891 zpráv a stanovisek. V neveřejné části ESO je celkem 6 856 zpráv a stanovisek. Nejvíc nezveřejněných dokumentů je z oblastí sociálního zabezpečení, stav</text:span><text:span text:style-name="T33">ebního práva a ochrany práv dětí a rodiny. To je ale dáno tím, že jde o oblasti s nejvíce podněty a tedy nejvíce zprávami a stanovisky. U zveřejňování nehraje roli to, o jakou oblast jde.</text:span></text:p>
      <text:soft-page-break/>
      <text:h text:style-name="Nadpis2" text:outline-level="2">K bodu č. 4</text:h>
      <text:p text:style-name="Základnítext"><text:span text:style-name="T34">Hlavním důvodem je to, že nenaplňují kritéria pro zveřej</text:span><text:span text:style-name="T35">nění (bod 3). Jiné důvody jsou například ty, že</text:span></text:p>
      <text:list text:style-name="LFO4" text:continue-numbering="true">
        <text:list-item>
          <text:p text:style-name="P36"><text:span text:style-name="T37">jde o opakující se věc (zveřejníme zprávu jednou),</text:span></text:p>
        </text:list-item>
        <text:list-item>
          <text:p text:style-name="P38"><text:span text:style-name="T39">právní názor ve zprávě byl překonán, nebo</text:span></text:p>
        </text:list-item>
        <text:list-item>
          <text:p text:style-name="P40"><text:span text:style-name="T41">jde o mediálně nebo jinak citlivý případ.</text:span></text:p>
        </text:list-item>
      </text:list>
      <text:p text:style-name="Základnítext">S pozdravem</text:p>
      <text:p text:style-name="P42">JUDr. Pavel Pořízek, Ph.D. v. r.</text:p>
      <text:p text:style-name="podpis">vedoucí Kanceláře veřejného<text:s/>ochránce práv</text:p>
      <text:p text:style-name="podpis">(podepsáno elektronicky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C8BX*</text:span></text:p>
        <text:p text:style-name="P12"><text:span text:style-name="T13">KVOPX00FC8BX</text:span>KVOPX00FC8BX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<text:s/>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5-12T06:50:00Z</meta:creation-date>
    <dc:date>2025-05-12T06:57:00Z</dc:date>
    <meta:print-date>2016-06-27T07:08:00Z</meta:print-date>
    <meta:template xlink:href="KVOP_dopis%20vedoucího" xlink:type="simple"/>
    <meta:editing-cycles>4</meta:editing-cycles>
    <meta:editing-duration>PT180S</meta:editing-duration>
    <meta:user-defined meta:name="ContentTypeId">0x010100D3A71DC738674B4893D02C4CA0E22FAC</meta:user-defined>
    <meta:document-statistic meta:page-count="2" meta:paragraph-count="4" meta:word-count="291" meta:character-count="2008" meta:row-count="14" meta:non-whitespace-character-count="1721"/>
  </office:meta>
</office:document-meta>
</file>